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notes">
      <style:graphic-properties draw:fill-color="#ffffff" fo:min-height="13.114cm"/>
    </style:style>
    <style:style style:name="pr2" style:family="presentation" style:parent-style-name="lyt-bluelinesgrad-title">
      <style:graphic-properties draw:fill-color="#ffffff" fo:min-height="3.256cm"/>
    </style:style>
    <style:style style:name="pr3" style:family="presentation" style:parent-style-name="lyt-bluelinesgrad-outline1">
      <style:graphic-properties draw:fill-color="#ffffff" fo:min-height="11.636cm"/>
    </style:style>
    <style:style style:name="pr4" style:family="presentation" style:parent-style-name="lyt-bluelinesgrad-notes">
      <style:graphic-properties draw:fill-color="#ffffff" draw:auto-grow-height="true" fo:min-height="13.365cm"/>
    </style:style>
    <style:style style:name="pr5" style:family="presentation" style:parent-style-name="lyt-bluelinesgrad-title">
      <style:graphic-properties fo:min-height="3.256cm"/>
    </style:style>
    <style:style style:name="pr6" style:family="presentation" style:parent-style-name="lyt-bluelinesgrad-outline1">
      <style:graphic-properties fo:min-height="11.636cm"/>
    </style:style>
    <style:style style:name="pr7" style:family="presentation" style:parent-style-name="lyt-bluelinesgrad-outline1">
      <style:graphic-properties fo:min-height="14.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>
        <office:forms form:automatic-focus="false" form:apply-design-mode="false"/>
        <draw:frame draw:style-name="gr1" draw:text-style-name="P1" draw:layer="layout" svg:width="27.998cm" svg:height="20.999cm" svg:x="0.112cm" svg:y="0.132cm">
          <draw:image xlink:href="../../../../../../../Documents%20and%20Settings/Mike/Desktop/MPUG%20screen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 presentation:user-transformed="true">
          <draw:text-box>
            <text:p>filemov</text:p>
          </draw:text-box>
        </draw:frame>
        <draw:frame presentation:style-name="pr3" draw:text-style-name="P3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Move old files out of cluttered directories</text:p>
              </text:list-item>
              <text:list-item>
                <text:p>Speed up directory serving </text:p>
              </text:list-item>
              <text:list-item>
                <text:p>Reduce backup time<text:line-break/><text:line-break/><text:line-break/><text:line-break/><text:span text:style-name="T1"><text:line-break/></text:span><text:span text:style-name="T1">Mike Dewhirst &lt;miked@dewhirst.com.au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ilemov.py</text:p>
          </draw:text-box>
        </draw:frame>
        <draw:frame presentation:style-name="pr6" draw:layer="layout" svg:width="25.199cm" svg:height="12.384cm" svg:x="1.4cm" svg:y="6.014cm" presentation:class="outline" presentation:user-transformed="true">
          <draw:text-box>
            <text:list text:style-name="L2">
              <text:list-item>
                <text:p><text:s/>Select files by age:</text:p>
                <text:list>
                  <text:list-item>
                    <text:p>created</text:p>
                  </text:list-item>
                  <text:list-item>
                    <text:p>modified</text:p>
                  </text:list-item>
                  <text:list-item>
                    <text:p>accessed</text:p>
                  </text:list-item>
                </text:list>
              </text:list-item>
              <text:list-item>
                <text:p>Move, copy, copy-overwrite and/or report</text:p>
              </text:list-item>
              <text:list-item>
                <text:p>Choice of destinations</text:p>
                <text:list>
                  <text:list-item>
                    <text:p>new root</text:p>
                  </text:list-item>
                  <text:list-item>
                    <text:p>same root but “year” sub-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ilemov.py</text:p>
          </draw:text-box>
        </draw:frame>
        <draw:frame presentation:style-name="pr6" draw:layer="layout" svg:width="25.199cm" svg:height="11.636cm" svg:x="1.4cm" svg:y="6.014cm" presentation:class="outline">
          <draw:text-box>
            <text:list text:style-name="L2">
              <text:list-item>
                <text:p>python filemov.py</text:p>
                <text:list>
                  <text:list-item>
                    <text:p><text:s text:c="3"/>settings.conf drives activity</text:p>
                  </text:list-item>
                  <text:list-item>
                    <text:p><text:s text:c="3"/>walks directories, does its thing and reports</text:p>
                  </text:list-item>
                  <text:list-item>
                    <text:p><text:s text:c="3"/>presents the report in a text editor</text:p>
                  </text:list-item>
                  <text:list-item>
                    <text:p><text:s text:c="3"/>presents next settings.conf in a text editor</text:p>
                  </text:list-item>
                  <text:list-item>
                    <text:p><text:s text:c="3"/>saves the settings.conf actually used alongside the report in the destination r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ilemov.py</text:p>
          </draw:text-box>
        </draw:frame>
        <draw:frame presentation:style-name="pr7" draw:layer="layout" svg:width="26.608cm" svg:height="14.88cm" svg:x="0.599cm" svg:y="5.541cm" presentation:class="outline" presentation:user-transformed="true">
          <draw:text-box>
            <text:list text:style-name="L2">
              <text:list-item>
                <text:p><text:span text:style-name="T2"><text:a xlink:href="http://svn.pczen.com.au/repos/pysrc/gpl3/filemov">http://svn.pczen.com.au/repos/pysrc/gpl3/filemov</text:a></text:span></text:p>
                <text:list>
                  <text:list-item>
                    <text:p><text:span text:style-name="T1">Userid = 'public' (no password)</text:span></text:p>
                  </text:list-item>
                </text:list>
              </text:list-item>
              <text:list-item>
                <text:p><text:span text:style-name="T3">Reasonably documented</text:span></text:p>
              </text:list-item>
              <text:list-item>
                <text:p><text:span text:style-name="T3">Needs critical review for ...</text:span></text:p>
                <text:list>
                  <text:list-item>
                    <text:p><text:span text:style-name="T1">design</text:span></text:p>
                  </text:list-item>
                  <text:list-item>
                    <text:p><text:span text:style-name="T1">for performance improvement</text:span></text:p>
                  </text:list-item>
                </text:list>
              </text:list-item>
              <text:list-item>
                <text:p><text:span text:style-name="T3">To do: Script to reverse the changes from the log</text:span></text:p>
              </text:list-item>
              <text:list-item>
                <text:p><text:span text:style-name="T3">Next step likely to be disaster recovery via V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Blue Lines and Gradients</dc:title>
    <dc:description>Presentation Layout Template</dc:description>
    <meta:creation-date>2010-04-06T10:23:46.04</meta:creation-date>
    <dc:language>en-US</dc:language>
    <meta:editing-cycles>8</meta:editing-cycles>
    <meta:editing-duration>PT05H51M04S</meta:editing-duration>
    <meta:initial-creator>Mike Dewhirst</meta:initial-creator>
    <dc:date>2010-04-12T18:45:11.91</dc:date>
    <dc:creator>Mike Dewhirst</dc:creator>
    <meta:document-statistic meta:object-count="43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../Program%20Files/OpenOffice.org%203/Basis/share/template/en-US/layout/lyt-bluelinesgrad.otp" meta:date="2006-12-14T14:25:15"/>
  </office:meta>
</office:document-meta>
</file>